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All data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>
            <text:p>Decision Trees</text:p>
          </table:table-cell>
          <table:table-cell table:number-columns-repeated="2"/>
          <table:table-cell table:style-name="ce1" office:value-type="string">
            <text:p>Decision Trees – clean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" office:value-type="float" office:value="25">
            <text:p>25.0000</text:p>
          </table:table-cell>
          <table:table-cell/>
          <table:table-cell table:style-name="ce2" office:value-type="float" office:value="0.12">
            <text:p>0.1200</text:p>
          </table:table-cell>
          <table:table-cell table:style-name="ce2" office:value-type="float" office:value="0.1373">
            <text:p>0.1373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471">
            <text:p>0.1471</text:p>
          </table:table-cell>
          <table:table-cell table:number-columns-repeated="2" table:style-name="ce2" office:value-type="float" office:value="0.1485">
            <text:p>0.1485</text:p>
          </table:table-cell>
          <table:table-cell table:style-name="ce2" office:value-type="float" office:value="0.1078">
            <text:p>0.1078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863">
            <text:p>0.1863</text:p>
          </table:table-cell>
          <table:table-cell table:style-name="ce2" office:value-type="float" office:value="0.1089">
            <text:p>0.1089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2" office:value-type="float" office:value="37.2093">
            <text:p>37.2093</text:p>
          </table:table-cell>
          <table:table-cell/>
          <table:table-cell table:style-name="ce2" office:value-type="float" office:value="0.13">
            <text:p>0.1300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686">
            <text:p>0.0686</text:p>
          </table:table-cell>
          <table:table-cell table:style-name="ce2" office:value-type="float" office:value="0.0693">
            <text:p>0.0693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089">
            <text:p>0.1089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2" office:value-type="float" office:value="31.3953">
            <text:p>31.3953</text:p>
          </table:table-cell>
          <table:table-cell/>
          <table:table-cell table:style-name="ce2" office:value-type="float" office:value="0.09">
            <text:p>0.0900</text:p>
          </table:table-cell>
          <table:table-cell table:style-name="ce2" office:value-type="float" office:value="0.1176">
            <text:p>0.1176</text:p>
          </table:table-cell>
          <table:table-cell table:style-name="ce2" office:value-type="float" office:value="0.0693">
            <text:p>0.0693</text:p>
          </table:table-cell>
          <table:table-cell table:style-name="ce2" office:value-type="float" office:value="0.0588">
            <text:p>0.0588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294">
            <text:p>0.0294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176">
            <text:p>0.1176</text:p>
          </table:table-cell>
          <table:table-cell table:style-name="ce2" office:value-type="float" office:value="0.1089">
            <text:p>0.1089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2" office:value-type="float" office:value="70.801">
            <text:p>70.8010</text:p>
          </table:table-cell>
          <table:table-cell/>
          <table:table-cell table:style-name="ce2" office:value-type="float" office:value="0.07">
            <text:p>0.0700</text:p>
          </table:table-cell>
          <table:table-cell table:style-name="ce2" office:value-type="float" office:value="0.0588">
            <text:p>0.0588</text:p>
          </table:table-cell>
          <table:table-cell table:style-name="ce2" office:value-type="float" office:value="0.0099">
            <text:p>0.0099</text:p>
          </table:table-cell>
          <table:table-cell table:style-name="ce2" office:value-type="float" office:value="0.0588">
            <text:p>0.0588</text:p>
          </table:table-cell>
          <table:table-cell table:number-columns-repeated="2" table:style-name="ce2" office:value-type="float" office:value="0.0792">
            <text:p>0.0792</text:p>
          </table:table-cell>
          <table:table-cell table:style-name="ce2" office:value-type="float" office:value="0.0882">
            <text:p>0.0882</text:p>
          </table:table-cell>
          <table:table-cell table:style-name="ce2" office:value-type="float" office:value="0.0495">
            <text:p>0.0495</text:p>
          </table:table-cell>
          <table:table-cell table:style-name="ce2" office:value-type="float" office:value="0.0588">
            <text:p>0.0588</text:p>
          </table:table-cell>
          <table:table-cell table:style-name="ce2" office:value-type="float" office:value="0.0594">
            <text:p>0.059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2" office:value-type="float" office:value="31.1828">
            <text:p>31.1828</text:p>
          </table:table-cell>
          <table:table-cell/>
          <table:table-cell table:style-name="ce2" office:value-type="float" office:value="0.1">
            <text:p>0.1000</text:p>
          </table:table-cell>
          <table:table-cell table:style-name="ce2" office:value-type="float" office:value="0.1373">
            <text:p>0.1373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1078">
            <text:p>0.1078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2157">
            <text:p>0.2157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275">
            <text:p>0.1275</text:p>
          </table:table-cell>
          <table:table-cell table:style-name="ce2" office:value-type="float" office:value="0.0792">
            <text:p>0.0792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2" office:value-type="float" office:value="71.1538">
            <text:p>71.1538</text:p>
          </table:table-cell>
          <table:table-cell/>
          <table:table-cell table:style-name="ce2" office:value-type="float" office:value="0.09">
            <text:p>0.0900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882">
            <text:p>0.0882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0882">
            <text:p>0.0882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0784">
            <text:p>0.0784</text:p>
          </table:table-cell>
          <table:table-cell table:style-name="ce2" office:value-type="float" office:value="0.0495">
            <text:p>0.0495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number-columns-repeated="4"/>
          <table:table-cell table:style-name="ce1" office:value-type="string">
            <text:p>Decision Trees – noisy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4"/>
          <table:table-cell table:style-name="ce2" office:value-type="float" office:value="0.18">
            <text:p>0.1800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2871">
            <text:p>0.2871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1961">
            <text:p>0.1961</text:p>
          </table:table-cell>
          <table:table-cell table:style-name="ce2" office:value-type="float" office:value="0.2475">
            <text:p>0.2475</text:p>
          </table:table-cell>
          <table:table-cell table:style-name="ce2" office:value-type="float" office:value="0.1782">
            <text:p>0.1782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1881">
            <text:p>0.1881</text:p>
          </table:table-cell>
          <table:table-cell table:style-name="ce2" office:value-type="float" office:value="0.1188">
            <text:p>0.1188</text:p>
          </table:table-cell>
        </table:table-row>
        <table:table-row table:style-name="ro2">
          <table:table-cell table:number-columns-repeated="4"/>
          <table:table-cell table:style-name="ce2" office:value-type="float" office:value="0.12">
            <text:p>0.1200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1485">
            <text:p>0.1485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891">
            <text:p>0.0891</text:p>
          </table:table-cell>
        </table:table-row>
        <table:table-row table:style-name="ro2">
          <table:table-cell table:number-columns-repeated="4"/>
          <table:table-cell table:style-name="ce2" office:value-type="float" office:value="0.29">
            <text:p>0.2900</text:p>
          </table:table-cell>
          <table:table-cell table:style-name="ce2" office:value-type="float" office:value="0.2178">
            <text:p>0.2178</text:p>
          </table:table-cell>
          <table:table-cell table:style-name="ce2" office:value-type="float" office:value="0.1881">
            <text:p>0.1881</text:p>
          </table:table-cell>
          <table:table-cell table:style-name="ce2" office:value-type="float" office:value="0.1683">
            <text:p>0.1683</text:p>
          </table:table-cell>
          <table:table-cell table:style-name="ce2" office:value-type="float" office:value="0.2353">
            <text:p>0.2353</text:p>
          </table:table-cell>
          <table:table-cell table:style-name="ce2" office:value-type="float" office:value="0.2673">
            <text:p>0.2673</text:p>
          </table:table-cell>
          <table:table-cell table:style-name="ce2" office:value-type="float" office:value="0.297">
            <text:p>0.2970</text:p>
          </table:table-cell>
          <table:table-cell table:style-name="ce2" office:value-type="float" office:value="0.1782">
            <text:p>0.1782</text:p>
          </table:table-cell>
          <table:table-cell table:style-name="ce2" office:value-type="float" office:value="0.2178">
            <text:p>0.2178</text:p>
          </table:table-cell>
          <table:table-cell table:style-name="ce2" office:value-type="float" office:value="0.1881">
            <text:p>0.1881</text:p>
          </table:table-cell>
        </table:table-row>
        <table:table-row table:style-name="ro2">
          <table:table-cell table:number-columns-repeated="4"/>
          <table:table-cell table:style-name="ce2" office:value-type="float" office:value="0.09">
            <text:p>0.0900</text:p>
          </table:table-cell>
          <table:table-cell table:style-name="ce2" office:value-type="float" office:value="0.1782">
            <text:p>0.1782</text:p>
          </table:table-cell>
          <table:table-cell table:style-name="ce2" office:value-type="float" office:value="0.1386">
            <text:p>0.1386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98">
            <text:p>0.0980</text:p>
          </table:table-cell>
          <table:table-cell table:style-name="ce2" office:value-type="float" office:value="0.1584">
            <text:p>0.1584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099">
            <text:p>0.0990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099">
            <text:p>0.0990</text:p>
          </table:table-cell>
        </table:table-row>
        <table:table-row table:style-name="ro2">
          <table:table-cell table:number-columns-repeated="4"/>
          <table:table-cell table:style-name="ce2" office:value-type="float" office:value="0.07">
            <text:p>0.0700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1188">
            <text:p>0.1188</text:p>
          </table:table-cell>
          <table:table-cell table:style-name="ce2" office:value-type="float" office:value="0.1275">
            <text:p>0.1275</text:p>
          </table:table-cell>
          <table:table-cell table:style-name="ce2" office:value-type="float" office:value="0.1287">
            <text:p>0.1287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1485">
            <text:p>0.1485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1188">
            <text:p>0.1188</text:p>
          </table:table-cell>
        </table:table-row>
        <table:table-row table:style-name="ro2">
          <table:table-cell table:number-columns-repeated="4"/>
          <table:table-cell table:style-name="ce2" office:value-type="float" office:value="0.11">
            <text:p>0.1100</text:p>
          </table:table-cell>
          <table:table-cell table:style-name="ce2" office:value-type="float" office:value="0.0891">
            <text:p>0.0891</text:p>
          </table:table-cell>
          <table:table-cell table:style-name="ce2" office:value-type="float" office:value="0.0792">
            <text:p>0.0792</text:p>
          </table:table-cell>
          <table:table-cell table:style-name="ce2" office:value-type="float" office:value="0.1089">
            <text:p>0.1089</text:p>
          </table:table-cell>
          <table:table-cell table:style-name="ce2" office:value-type="float" office:value="0.1471">
            <text:p>0.1471</text:p>
          </table:table-cell>
          <table:table-cell table:style-name="ce2" office:value-type="float" office:value="0.1881">
            <text:p>0.1881</text:p>
          </table:table-cell>
          <table:table-cell table:style-name="ce2" office:value-type="float" office:value="0.1386">
            <text:p>0.1386</text:p>
          </table:table-cell>
          <table:table-cell table:number-columns-repeated="2" table:style-name="ce2" office:value-type="float" office:value="0.1683">
            <text:p>0.1683</text:p>
          </table:table-cell>
          <table:table-cell table:style-name="ce2" office:value-type="float" office:value="0.1188">
            <text:p>0.1188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>
            <text:p>ANNs clean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86.2595">
            <text:p>86.2595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99">
            <text:p>0.099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90.6329">
            <text:p>90.6329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office:value-type="float" office:value="0.07">
            <text:p>0.07</text:p>
          </table:table-cell>
          <table:table-cell office:value-type="float" office:value="0.0495">
            <text:p>0.0495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198">
            <text:p>0.0198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92.1739">
            <text:p>92.1739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office:value-type="float" office:value="0.02">
            <text:p>0.02</text:p>
          </table:table-cell>
          <table:table-cell office:value-type="float" office:value="0.0099">
            <text:p>0.0099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97.931">
            <text:p>97.931</text:p>
          </table:table-cell>
          <table:table-cell/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8">
            <text:p>0.0198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099">
            <text:p>0.0099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8.9474">
            <text:p>78.9474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594">
            <text:p>0.0594</text:p>
          </table:table-cell>
          <table:table-cell office:value-type="float" office:value="0.06">
            <text:p>0.06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95.7143">
            <text:p>95.714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1" office:value-type="string">
            <text:p>ANNs noisy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float" office:value="31.7992">
            <text:p>31.7992</text:p>
          </table:table-cell>
          <table:table-cell/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08">
            <text:p>0.08</text:p>
          </table:table-cell>
          <table:table-cell office:value-type="float" office:value="0.099">
            <text:p>0.099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table:number-columns-repeated="2"/>
          <table:table-cell office:value-type="float" office:value="53.9877">
            <text:p>53.9877</text:p>
          </table:table-cell>
          <table:table-cell/>
          <table:table-cell office:value-type="float" office:value="0.09">
            <text:p>0.09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0792">
            <text:p>0.0792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table:number-columns-repeated="2"/>
          <table:table-cell office:value-type="float" office:value="48.8095">
            <text:p>48.8095</text:p>
          </table:table-cell>
          <table:table-cell/>
          <table:table-cell table:number-columns-repeated="2"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1287">
            <text:p>0.1287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table:number-columns-repeated="2"/>
          <table:table-cell office:value-type="float" office:value="72.6415">
            <text:p>72.6415</text:p>
          </table:table-cell>
          <table:table-cell/>
          <table:table-cell office:value-type="float" office:value="0.07">
            <text:p>0.07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099">
            <text:p>0.099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table:number-columns-repeated="2"/>
          <table:table-cell office:value-type="float" office:value="35.4545">
            <text:p>35.4545</text:p>
          </table:table-cell>
          <table:table-cell/>
          <table:table-cell table:number-columns-repeated="2"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0.099">
            <text:p>0.09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table:number-columns-repeated="2"/>
          <table:table-cell office:value-type="float" office:value="78.337">
            <text:p>78.337</text:p>
          </table:table-cell>
          <table:table-cell/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693">
            <text:p>0.0693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>
            <text:p>CBR</text:p>
          </table:table-cell>
          <table:table-cell table:style-name="ce1" office:value-type="string">
            <text:p>NOISY</text:p>
          </table:table-cell>
          <table:table-cell/>
          <table:table-cell table:style-name="ce1" office:value-type="string">
            <text:p>CBR</text:p>
          </table:table-cell>
          <table:table-cell table:style-name="ce1" office:value-type="string">
            <text:p>CLEA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3.4432">
            <text:p>23.4432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495">
            <text:p>0.0495</text:p>
          </table:table-cell>
          <table:table-cell office:value-type="float" office:value="0.03">
            <text:p>0.03</text:p>
          </table:table-cell>
          <table:table-cell office:value-type="float" office:value="0.0891">
            <text:p>0.0891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0792">
            <text:p>0.0792</text:p>
          </table:table-cell>
          <table:table-cell office:value-type="float" office:value="0.04">
            <text:p>0.04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0.1471">
            <text:p>30.1471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891">
            <text:p>0.0891</text:p>
          </table:table-cell>
          <table:table-cell office:value-type="float" office:value="0.05">
            <text:p>0.05</text:p>
          </table:table-cell>
          <table:table-cell office:value-type="float" office:value="0.0495">
            <text:p>0.0495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891">
            <text:p>0.0891</text:p>
          </table:table-cell>
          <table:table-cell office:value-type="float" office:value="0.06">
            <text:p>0.06</text:p>
          </table:table-cell>
          <table:table-cell office:value-type="float" office:value="0.099">
            <text:p>0.099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8.7805">
            <text:p>48.7805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792">
            <text:p>0.0792</text:p>
          </table:table-cell>
          <table:table-cell office:value-type="float" office:value="0.03">
            <text:p>0.03</text:p>
          </table:table-cell>
          <table:table-cell office:value-type="float" office:value="0.0297">
            <text:p>0.029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396">
            <text:p>0.0396</text:p>
          </table:table-cell>
          <table:table-cell office:value-type="float" office:value="0.05">
            <text:p>0.05</text:p>
          </table:table-cell>
          <table:table-cell office:value-type="float" office:value="0.0594">
            <text:p>0.0594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70.9677">
            <text:p>70.967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297">
            <text:p>0.029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396">
            <text:p>0.0396</text:p>
          </table:table-cell>
          <table:table-cell office:value-type="float" office:value="0.04">
            <text:p>0.04</text:p>
          </table:table-cell>
          <table:table-cell office:value-type="float" office:value="0.0198">
            <text:p>0.019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792">
            <text:p>0.0792</text:p>
          </table:table-cell>
          <table:table-cell office:value-type="float" office:value="0.08">
            <text:p>0.08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0495">
            <text:p>0.0495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75.594">
            <text:p>75.594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495">
            <text:p>0.0495</text:p>
          </table:table-cell>
          <table:table-cell office:value-type="float" office:value="0">
            <text:p>0</text:p>
          </table:table-cell>
          <table:table-cell office:value-type="float" office:value="0.0297">
            <text:p>0.029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396">
            <text:p>0.0396</text:p>
          </table:table-cell>
          <table:table-cell office:value-type="float" office:value="0.03">
            <text:p>0.03</text:p>
          </table:table-cell>
          <table:table-cell office:value-type="float" office:value="0.0198">
            <text:p>0.0198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1" table:number-columns-repeated="2"/>
          <table:table-cell/>
          <table:table-cell table:style-name="ce1" office:value-type="string">
            <text:p>CBR</text:p>
          </table:table-cell>
          <table:table-cell table:style-name="ce1" office:value-type="string">
            <text:p>NOISY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4"/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188">
            <text:p>0.1188</text:p>
          </table:table-cell>
          <table:table-cell office:value-type="float" office:value="0.16">
            <text:p>0.16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table:number-columns-repeated="4"/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594">
            <text:p>0.059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table:number-columns-repeated="4"/>
          <table:table-cell table:number-columns-repeated="3"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1386">
            <text:p>0.1386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table:number-columns-repeated="4"/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693">
            <text:p>0.0693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5">
            <text:p>0.05</text:p>
          </table:table-cell>
        </table:table-row>
        <table:table-row table:style-name="ro2">
          <table:table-cell table:number-columns-repeated="4"/>
          <table:table-cell office:value-type="float" office:value="0.11">
            <text:p>0.11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594">
            <text:p>0.0594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table:number-columns-repeated="4"/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693">
            <text:p>0.0693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oth</meta:initial-creator>
    <meta:creation-date>2012-12-06T16:09:47</meta:creation-date>
    <dc:date>2012-12-06T16:20:37</dc:date>
    <dc:creator>David Toth</dc:creator>
    <meta:editing-duration>P0D</meta:editing-duration>
    <meta:editing-cycles>1</meta:editing-cycles>
    <meta:document-statistic meta:table-count="3" meta:cell-count="460" meta:object-count="0"/>
    <meta:generator>LibreOffice/3.5$Linux_X86_64 LibreOffice_project/350m1$Build-2</meta:generator>
  </office:meta>
</office:document-meta>
</file>